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AQUIRAY TAMANI EDW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540043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634983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AQUIRAY TAMANI EDWI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540043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29966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7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546489</text:p>
          </table:table-cell>
          <table:table-cell table:style-name="Tabla2.D3" office:value-type="string">
            <text:p text:style-name="P17">759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00:30:4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